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i>B</mi>
        <mrow>
          <mn>2</mn>
          <mi>x</mi>
          <mn>3</mn>
        </mrow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o stretchy="false">−</mo>
                  <mn>2</mn>
                </mrow>
              </mtd>
              <mtd>
                <mn>3</mn>
              </mtd>
            </mtr>
            <mtr>
              <mtd>
                <mn>2</mn>
              </mtd>
              <mtd>
                <mn>4</mn>
              </mtd>
              <mtd>
                <mn>0</mn>
              </mtd>
            </mtr>
          </mtable>
        </mrow>
        <mo fence="true" form="postfix" stretchy="true">]</mo>
      </mrow>
    </mrow>
    <annotation encoding="StarMath 5.0">{B}_2x3 = left[ matrix{1 # -2 # 3 ## 2 # 4 # 0 } right ]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23:26.665173777</meta:creation-date>
    <dc:date>2024-03-09T20:24:21.423726115</dc:date>
    <meta:editing-duration>PT8H18M29S</meta:editing-duration>
    <meta:editing-cycles>5</meta:editing-cycles>
    <meta:generator>LibreOffice/7.4.7.2$Linux_X86_64 LibreOffice_project/40$Build-2</meta:generator>
  </office:meta>
</office:document-meta>
</file>